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284"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285"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286" style:family="paragraph" style:parent-style-name="Preformatted_20_Text">
      <style:paragraph-properties fo:margin-top="0cm" fo:margin-bottom="0.499cm" loext:contextual-spacing="false"/>
    </style:style>
    <style:style style:name="P287"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style:style style:name="T327" style:family="text">
      <style:text-properties officeooo:rsid="01e81b3d"/>
    </style:style>
    <style:style style:name="T328" style:family="text">
      <style:text-properties officeooo:rsid="01ec959a"/>
    </style:style>
    <style:style style:name="T329" style:family="text">
      <style:text-properties officeooo:rsid="01ef6680"/>
    </style:style>
    <style:style style:name="T330" style:family="text">
      <style:text-properties officeooo:rsid="01f10811"/>
    </style:style>
    <style:style style:name="T331" style:family="text">
      <style:text-properties officeooo:rsid="01f370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86"><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86"><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283">Execute Project in Docker</text:p>
      <text:p text:style-name="P262">1. docker images</text:p>
      <text:p text:style-name="P262">2. docker --version</text:p>
      <text:p text:style-name="P262">3. <text:span text:style-name="T317">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4">The Colored is the war file name</text:p>
      <text:p text:style-name="P264"/>
      <text:p text:style-name="P284">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19">Thisi s my first parameterized jenkins job.</text:span></text:p>
      <text:p text:style-name="P269">5. <text:span text:style-name="T320">Disard Old builds 5 5</text:span></text:p>
      <text:p text:style-name="P270">6. <text:span text:style-name="T321">Build -&gt; Execute shell script</text:span></text:p>
      <text:p text:style-name="P270"><text:soft-page-break/><text:tab/><text:span text:style-name="T322">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3">Add parameter -&gt; String paramenter.</text:span></text:p>
      <text:p text:style-name="P276">4. <text:span text:style-name="T324">Name -&gt; First_Name</text:span></text:p>
      <text:p text:style-name="P277">5. Default Value -&gt; Mohamemd Sibgathulla.</text:p>
      <text:p text:style-name="P278">6. <text:span text:style-name="T325">Alter</text:span> <text:span text:style-name="T322">echo “My name is $First_Name”</text:span></text:p>
      <text:p text:style-name="P279">7. Save.</text:p>
      <text:p text:style-name="P279">8. <text:span text:style-name="T326">Build with parameters</text:span></text:p>
      <text:p text:style-name="P279"/>
      <text:p text:style-name="P280">Note: If you require more parameters then it may lead to high maintenance cost.</text:p>
      <text:p text:style-name="P280"/>
      <text:p text:style-name="P285"><text:span text:style-name="T328">Add </text:span>Choice Parametrs in Jenkins Job</text:p>
      <text:p text:style-name="P281">1. Configure</text:p>
      <text:p text:style-name="P281">2. Add Parameter -&gt; Select Choice Parameter.</text:p>
      <text:p text:style-name="P281">3. <text:span text:style-name="T327">Enter name and choices</text:span></text:p>
      <text:p text:style-name="P282">4. Save.</text:p>
      <text:p text:style-name="P282">5. Build with paramerters.</text:p>
      <text:p text:style-name="P282"/>
      <text:p text:style-name="P291">Add Logic with Boolean Parameter</text:p>
      <text:p text:style-name="P288">1. Configure</text:p>
      <text:p text:style-name="P288">2. Add Parameter -&gt; Select Boolean Parameter.</text:p>
      <text:p text:style-name="P288">3. <text:span text:style-name="T329">Enter name and Select Default value</text:span></text:p>
      <text:p text:style-name="P289">4. <text:span text:style-name="T330">Replace the name in script and compare it.</text:span></text:p>
      <text:p text:style-name="P290">5. <text:span text:style-name="T331">Save and bui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0:59:03.889385884</dc:date>
    <meta:editing-duration>P1DT1H11M39S</meta:editing-duration>
    <meta:editing-cycles>429</meta:editing-cycles>
    <meta:generator>LibreOffice/6.0.7.3$Linux_X86_64 LibreOffice_project/00m0$Build-3</meta:generator>
    <meta:document-statistic meta:table-count="0" meta:image-count="0" meta:object-count="0" meta:page-count="15" meta:paragraph-count="491" meta:word-count="3503" meta:character-count="21166" meta:non-whitespace-character-count="18094"/>
  </office:meta>
</office:document-meta>
</file>